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17b8"/>
    </style:style>
    <style:style style:name="P2" style:family="paragraph" style:parent-style-name="Standard">
      <style:text-properties officeooo:rsid="00069428" officeooo:paragraph-rsid="000b0b9d"/>
    </style:style>
    <style:style style:name="P3" style:family="paragraph" style:parent-style-name="Title">
      <style:text-properties officeooo:rsid="00069428" officeooo:paragraph-rsid="00069428"/>
    </style:style>
    <style:style style:name="T1" style:family="text">
      <style:text-properties fo:font-weight="bold" officeooo:rsid="00087697" style:font-weight-asian="bold" style:font-weight-complex="bold"/>
    </style:style>
    <style:style style:name="T2" style:family="text">
      <style:text-properties officeooo:rsid="00087697"/>
    </style:style>
    <style:style style:name="T3" style:family="text">
      <style:text-properties fo:font-weight="normal" officeooo:rsid="00087697" style:font-weight-asian="normal" style:font-weight-complex="normal"/>
    </style:style>
    <style:style style:name="T4" style:family="text">
      <style:text-properties fo:font-weight="normal" officeooo:rsid="000a2586" style:font-weight-asian="normal" style:font-weight-complex="normal"/>
    </style:style>
    <style:style style:name="T5" style:family="text">
      <style:text-properties fo:font-weight="normal" officeooo:rsid="000ae9da" style:font-weight-asian="normal" style:font-weight-complex="normal"/>
    </style:style>
    <style:style style:name="T6" style:family="text">
      <style:text-properties fo:font-weight="normal" officeooo:rsid="000b0b9d" style:font-weight-asian="normal" style:font-weight-complex="normal"/>
    </style:style>
    <style:style style:name="T7" style:family="text">
      <style:text-properties fo:font-weight="normal" officeooo:rsid="000c7f79" style:font-weight-asian="normal" style:font-weight-complex="normal"/>
    </style:style>
    <style:style style:name="T8" style:family="text">
      <style:text-properties fo:font-weight="normal" officeooo:rsid="000d9af3" style:font-weight-asian="normal" style:font-weight-complex="normal"/>
    </style:style>
    <style:style style:name="T9" style:family="text">
      <style:text-properties fo:font-weight="normal" officeooo:rsid="000da01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rmometer</text:p>
      <text:p text:style-name="P1"/>
      <text:p text:style-name="P1"/>
      <text:p text:style-name="P2">In this section, you will take the hardware and software you have assembled to run the OLED and BME280 separately; and combine them together into into a new sketch that uses both of them to print the current temperature to the screen. <text:line-break/><text:line-break/><text:span text:style-name="T2">Lets start by making sure we have all the needed code files open and ready to go. <text:line-break/><text:line-break/>1) Open up the provided sketch of </text:span><text:span text:style-name="T1">Thermometer.ino</text:span><text:span text:style-name="T2">. This file is a template to help you start writing the Thermometer code. <text:line-break/><text:line-break/>2) Navigate back to the hour 2 code and open up the sketch </text:span><text:span text:style-name="T1">BME280.ino<text:line-break/><text:line-break/></text:span><text:span text:style-name="T3">3) Navigate back to the hour 3 code and open up the sketch </text:span><text:span text:style-name="T1">OLED.ino</text:span><text:span text:style-name="T3"><text:line-break/><text:line-break/>With these files open, we can begin the process of merging our code for the final product. <text:line-break/><text:line-break/><text:line-break/></text:span><text:span text:style-name="T8">Go line by line through the comments that are </text:span><text:span text:style-name="T9">provided in the document. </text:span><text:span text:style-name="T8"><text:line-break/><text:line-break/></text:span><text:span text:style-name="T6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0:57:02.486000000</meta:creation-date>
    <dc:date>2017-08-31T10:37:43.288000000</dc:date>
    <meta:editing-duration>PT4H9M48S</meta:editing-duration>
    <meta:editing-cycles>2</meta:editing-cycles>
    <meta:generator>LibreOffice/5.2.1.2$Windows_x86 LibreOffice_project/31dd62db80d4e60af04904455ec9c9219178d620</meta:generator>
    <meta:document-statistic meta:table-count="0" meta:image-count="0" meta:object-count="0" meta:page-count="1" meta:paragraph-count="2" meta:word-count="139" meta:character-count="766" meta:non-whitespace-character-count="614"/>
  </office:meta>
</office:document-meta>
</file>